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ICommand.encodeChildren( FacesContext faces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UICommand.invokeOnComponent( FacesContext context , String clientId , Context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Command.queueEvent( FacesEvent faces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UICommand.processDecodes( Faces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